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Heading_20_1">
      <style:paragraph-properties fo:break-before="auto" fo:line-height="115%" style:writing-mode="lr-tb"/>
    </style:style>
    <style:style style:name="P6" style:family="paragraph" style:parent-style-name="Heading_20_1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>
      <style:text-properties fo:color="#ff0000"/>
    </style:style>
    <style:style style:name="T6_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>
      <style:text-properties style:text-underline-style="solid" style:text-underline-color="font-color"/>
    </style:style>
    <style:style style:name="T7_3" style:family="text">
      <style:text-properties style:text-underline-style="solid" style:text-underline-color="font-color"/>
    </style:style>
    <style:style style:name="T7_4" style:family="text">
      <style:text-properties style:text-underline-style="solid" style:text-underline-color="font-color"/>
    </style:style>
    <style:style style:name="T7_5" style:family="text">
      <style:text-properties style:text-underline-style="solid" style:text-underline-color="font-color"/>
    </style:style>
    <style:style style:name="T7_6" style:family="text">
      <style:text-properties style:text-underline-style="solid" style:text-underline-color="font-color"/>
    </style:style>
    <style:style style:name="T7_7" style:family="text">
      <style:text-properties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Heading_20_1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>
      <style:text-properties fo:color="#ff0000"/>
    </style:style>
    <style:style style:name="T16_4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>
      <style:text-properties style:text-underline-style="solid" style:text-underline-color="font-color"/>
    </style:style>
    <style:style style:name="T17_3" style:family="text">
      <style:text-properties style:text-underline-style="solid" style:text-underline-color="font-color"/>
    </style:style>
    <style:style style:name="T17_4" style:family="text">
      <style:text-properties style:text-underline-style="solid" style:text-underline-color="font-color"/>
    </style:style>
    <style:style style:name="T17_5" style:family="text">
      <style:text-properties style:text-underline-style="solid" style:text-underline-color="font-color"/>
    </style:style>
    <style:style style:name="T17_6" style:family="text">
      <style:text-properties style:text-underline-style="solid" style:text-underline-color="font-color"/>
    </style:style>
    <style:style style:name="T17_7" style:family="text">
      <style:text-properties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Heading_20_1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>
      <style:text-properties fo:color="#ff0000"/>
    </style:style>
    <style:style style:name="T20_6" style:family="text">
      <style:text-properties fo:color="#ff0000"/>
    </style:style>
    <style:style style:name="T20_7" style:family="text">
      <style:text-properties fo:color="#ff0000"/>
    </style:style>
    <style:style style:name="T20_8" style:family="text"/>
    <style:style style:name="T20_9" style:family="text"/>
    <style:style style:name="T20_10" style:family="text"/>
    <style:style style:name="T20_11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>
      <style:text-properties style:text-underline-style="solid" style:text-underline-color="font-color"/>
    </style:style>
    <style:style style:name="T21_3" style:family="text">
      <style:text-properties style:text-underline-style="solid" style:text-underline-color="font-color"/>
    </style:style>
    <style:style style:name="T21_4" style:family="text">
      <style:text-properties style:text-underline-style="solid" style:text-underline-color="font-color"/>
    </style:style>
    <style:style style:name="T21_5" style:family="text">
      <style:text-properties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>
      <style:text-properties fo:color="#ff0000"/>
    </style:style>
    <style:style style:name="T22_1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>
      <style:text-properties fo:color="#ff0000"/>
    </style:style>
    <style:style style:name="T23_11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Heading_20_1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>
      <style:text-properties fo:color="#ff0000"/>
    </style:style>
    <style:style style:name="T25_4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>
      <style:text-properties style:text-underline-style="solid" style:text-underline-color="font-color"/>
    </style:style>
    <style:style style:name="T26_3" style:family="text">
      <style:text-properties style:text-underline-style="solid" style:text-underline-color="font-color"/>
    </style:style>
    <style:style style:name="T26_4" style:family="text">
      <style:text-properties style:text-underline-style="solid" style:text-underline-color="font-color"/>
    </style:style>
    <style:style style:name="T26_5" style:family="text">
      <style:text-properties style:text-underline-style="solid" style:text-underline-color="font-color"/>
    </style:style>
    <style:style style:name="T26_6" style:family="text">
      <style:text-properties style:text-underline-style="solid" style:text-underline-color="font-color"/>
    </style:style>
    <style:style style:name="T26_7" style:family="text">
      <style:text-properties style:text-underline-style="solid" style:text-underline-color="font-color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>
      <style:text-properties fo:color="#ff0000"/>
    </style:style>
    <style:style style:name="T32_11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>
      <style:text-properties fo:color="#ff0000"/>
    </style:style>
    <style:style style:name="T33_11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1">
      <style:paragraph-properties fo:break-before="auto" fo:line-height="115%" style:writing-mode="lr-tb"/>
    </style:style>
    <style:style style:name="P36" style:family="paragraph" style:parent-style-name="Heading_20_1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>
      <style:text-properties fo:color="#ff0000"/>
    </style:style>
    <style:style style:name="T36_4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>
      <style:text-properties style:text-underline-style="solid" style:text-underline-color="font-color"/>
    </style:style>
    <style:style style:name="T37_3" style:family="text">
      <style:text-properties style:text-underline-style="solid" style:text-underline-color="font-color"/>
    </style:style>
    <style:style style:name="T37_4" style:family="text">
      <style:text-properties style:text-underline-style="solid" style:text-underline-color="font-color"/>
    </style:style>
    <style:style style:name="T37_5" style:family="text">
      <style:text-properties style:text-underline-style="solid" style:text-underline-color="font-color"/>
    </style:style>
    <style:style style:name="T37_6" style:family="text">
      <style:text-properties style:text-underline-style="solid" style:text-underline-color="font-color"/>
    </style:style>
    <style:style style:name="T37_7" style:family="text">
      <style:text-properties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42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42_1" style:family="text"/>
    <style:style style:name="T42_2" style:family="text"/>
    <style:style style:name="T42_3" style:family="text">
      <style:text-properties fo:color="#ff0000"/>
    </style:style>
    <style:style style:name="T42_4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>
      <style:text-properties style:text-underline-style="solid" style:text-underline-color="font-color"/>
    </style:style>
    <style:style style:name="T43_3" style:family="text">
      <style:text-properties style:text-underline-style="solid" style:text-underline-color="font-color"/>
    </style:style>
    <style:style style:name="T43_4" style:family="text">
      <style:text-properties style:text-underline-style="solid" style:text-underline-color="font-color"/>
    </style:style>
    <style:style style:name="T43_5" style:family="text">
      <style:text-properties style:text-underline-style="solid" style:text-underline-color="font-color"/>
    </style:style>
    <style:style style:name="T43_6" style:family="text">
      <style:text-properties style:text-underline-style="solid" style:text-underline-color="font-color"/>
    </style:style>
    <style:style style:name="T43_7" style:family="text">
      <style:text-properties style:text-underline-style="solid" style:text-underline-color="font-color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>
      <style:text-properties fo:color="#ff0000"/>
    </style:style>
    <style:style style:name="T48_9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>
      <style:text-properties fo:color="#ff0000"/>
    </style:style>
    <style:style style:name="T49_9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>
      <style:text-properties fo:color="#ff0000"/>
    </style:style>
    <style:style style:name="T50_5" style:family="text"/>
    <style:style style:name="P51" style:family="paragraph" style:parent-style-name="Heading_20_1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>
      <style:text-properties fo:color="#ff0000"/>
    </style:style>
    <style:style style:name="T51_6" style:family="text">
      <style:text-properties fo:color="#ff0000"/>
    </style:style>
    <style:style style:name="T51_7" style:family="text">
      <style:text-properties fo:color="#ff0000"/>
    </style:style>
    <style:style style:name="T51_8" style:family="text"/>
    <style:style style:name="T51_9" style:family="text"/>
    <style:style style:name="T51_10" style:family="text"/>
    <style:style style:name="T51_11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>
      <style:text-properties style:text-underline-style="solid" style:text-underline-color="font-color"/>
    </style:style>
    <style:style style:name="T52_3" style:family="text">
      <style:text-properties style:text-underline-style="solid" style:text-underline-color="font-color"/>
    </style:style>
    <style:style style:name="T52_4" style:family="text">
      <style:text-properties style:text-underline-style="solid" style:text-underline-color="font-color"/>
    </style:style>
    <style:style style:name="T52_5" style:family="text">
      <style:text-properties style:text-underline-style="solid" style:text-underline-color="font-color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>
      <style:text-properties fo:color="#ff0000"/>
    </style:style>
    <style:style style:name="T53_11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>
      <style:text-properties fo:color="#ff0000"/>
    </style:style>
    <style:style style:name="T54_11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Heading_20_1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>
      <style:text-properties fo:color="#ff0000"/>
    </style:style>
    <style:style style:name="T56_6" style:family="text">
      <style:text-properties fo:color="#ff0000"/>
    </style:style>
    <style:style style:name="T56_7" style:family="text">
      <style:text-properties fo:color="#ff0000"/>
    </style:style>
    <style:style style:name="T56_8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>
      <style:text-properties style:text-underline-style="solid" style:text-underline-color="font-color"/>
    </style:style>
    <style:style style:name="T57_3" style:family="text">
      <style:text-properties style:text-underline-style="solid" style:text-underline-color="font-color"/>
    </style:style>
    <style:style style:name="T57_4" style:family="text">
      <style:text-properties style:text-underline-style="solid" style:text-underline-color="font-color"/>
    </style:style>
    <style:style style:name="T57_5" style:family="text">
      <style:text-properties style:text-underline-style="solid" style:text-underline-color="font-color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>
      <style:text-properties fo:color="#ff0000"/>
    </style:style>
    <style:style style:name="T59_11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Heading_20_1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>
      <style:text-properties fo:color="#ff0000"/>
    </style:style>
    <style:style style:name="T61_4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>
      <style:text-properties style:text-underline-style="solid" style:text-underline-color="font-color"/>
    </style:style>
    <style:style style:name="T62_3" style:family="text">
      <style:text-properties style:text-underline-style="solid" style:text-underline-color="font-color"/>
    </style:style>
    <style:style style:name="T62_4" style:family="text">
      <style:text-properties style:text-underline-style="solid" style:text-underline-color="font-color"/>
    </style:style>
    <style:style style:name="T62_5" style:family="text">
      <style:text-properties style:text-underline-style="solid" style:text-underline-color="font-color"/>
    </style:style>
    <style:style style:name="T62_6" style:family="text">
      <style:text-properties style:text-underline-style="solid" style:text-underline-color="font-color"/>
    </style:style>
    <style:style style:name="T62_7" style:family="text">
      <style:text-properties style:text-underline-style="solid" style:text-underline-color="font-color"/>
    </style:style>
    <style:style style:name="T62_8" style:family="text">
      <style:text-properties style:text-underline-style="solid" style:text-underline-color="font-color"/>
    </style:style>
    <style:style style:name="T62_9" style:family="text">
      <style:text-properties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Heading_20_1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>
      <style:text-properties fo:color="#ff0000"/>
    </style:style>
    <style:style style:name="T65_4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>
      <style:text-properties style:text-underline-style="solid" style:text-underline-color="font-color"/>
    </style:style>
    <style:style style:name="T66_3" style:family="text">
      <style:text-properties style:text-underline-style="solid" style:text-underline-color="font-color"/>
    </style:style>
    <style:style style:name="T66_4" style:family="text">
      <style:text-properties style:text-underline-style="solid" style:text-underline-color="font-color"/>
    </style:style>
    <style:style style:name="T66_5" style:family="text">
      <style:text-properties style:text-underline-style="solid" style:text-underline-color="font-color"/>
    </style:style>
    <style:style style:name="T66_6" style:family="text">
      <style:text-properties style:text-underline-style="solid" style:text-underline-color="font-color"/>
    </style:style>
    <style:style style:name="T66_7" style:family="text">
      <style:text-properties style:text-underline-style="solid" style:text-underline-color="font-color"/>
    </style:style>
    <style:style style:name="T66_8" style:family="text">
      <style:text-properties style:text-underline-style="solid" style:text-underline-color="font-color"/>
    </style:style>
    <style:style style:name="T66_9" style:family="text">
      <style:text-properties style:text-underline-style="solid" style:text-underline-color="font-color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Heading_20_1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>
      <style:text-properties fo:color="#ff0000"/>
    </style:style>
    <style:style style:name="T69_4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>
      <style:text-properties style:text-underline-style="solid" style:text-underline-color="font-color"/>
    </style:style>
    <style:style style:name="T70_3" style:family="text">
      <style:text-properties style:text-underline-style="solid" style:text-underline-color="font-color"/>
    </style:style>
    <style:style style:name="T70_4" style:family="text">
      <style:text-properties style:text-underline-style="solid" style:text-underline-color="font-color"/>
    </style:style>
    <style:style style:name="T70_5" style:family="text">
      <style:text-properties style:text-underline-style="solid" style:text-underline-color="font-color"/>
    </style:style>
    <style:style style:name="T70_6" style:family="text">
      <style:text-properties style:text-underline-style="solid" style:text-underline-color="font-color"/>
    </style:style>
    <style:style style:name="T70_7" style:family="text">
      <style:text-properties style:text-underline-style="solid" style:text-underline-color="font-color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>
      <style:text-properties fo:color="#ff0000"/>
    </style:style>
    <style:style style:name="T74_11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>
      <style:text-properties fo:color="#ff0000"/>
    </style:style>
    <style:style style:name="T75_11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Heading_20_1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>
      <style:text-properties fo:color="#ff0000"/>
    </style:style>
    <style:style style:name="T77_4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>
      <style:text-properties style:text-underline-style="solid" style:text-underline-color="font-color"/>
    </style:style>
    <style:style style:name="T78_3" style:family="text">
      <style:text-properties style:text-underline-style="solid" style:text-underline-color="font-color"/>
    </style:style>
    <style:style style:name="T78_4" style:family="text">
      <style:text-properties style:text-underline-style="solid" style:text-underline-color="font-color"/>
    </style:style>
    <style:style style:name="T78_5" style:family="text">
      <style:text-properties style:text-underline-style="solid" style:text-underline-color="font-color"/>
    </style:style>
    <style:style style:name="T78_6" style:family="text">
      <style:text-properties style:text-underline-style="solid" style:text-underline-color="font-color"/>
    </style:style>
    <style:style style:name="T78_7" style:family="text">
      <style:text-properties style:text-underline-style="solid" style:text-underline-color="font-color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Heading_20_1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>
      <style:text-properties fo:color="#ff0000"/>
    </style:style>
    <style:style style:name="T83_6" style:family="text">
      <style:text-properties fo:color="#ff0000"/>
    </style:style>
    <style:style style:name="T83_7" style:family="text">
      <style:text-properties fo:color="#ff0000"/>
    </style:style>
    <style:style style:name="T83_8" style:family="text"/>
    <style:style style:name="T83_9" style:family="text"/>
    <style:style style:name="T83_10" style:family="text"/>
    <style:style style:name="T83_11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>
      <style:text-properties style:text-underline-style="solid" style:text-underline-color="font-color"/>
    </style:style>
    <style:style style:name="T84_3" style:family="text">
      <style:text-properties style:text-underline-style="solid" style:text-underline-color="font-color"/>
    </style:style>
    <style:style style:name="T84_4" style:family="text">
      <style:text-properties style:text-underline-style="solid" style:text-underline-color="font-color"/>
    </style:style>
    <style:style style:name="T84_5" style:family="text">
      <style:text-properties style:text-underline-style="solid" style:text-underline-color="font-color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>
      <style:text-properties fo:color="#ff0000"/>
    </style:style>
    <style:style style:name="T86_11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>
      <style:text-properties fo:color="#ff0000"/>
    </style:style>
    <style:style style:name="T87_11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Heading_20_1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>
      <style:text-properties fo:color="#ff0000"/>
    </style:style>
    <style:style style:name="T89_6" style:family="text">
      <style:text-properties fo:color="#ff0000"/>
    </style:style>
    <style:style style:name="T89_7" style:family="text">
      <style:text-properties fo:color="#ff0000"/>
    </style:style>
    <style:style style:name="T89_8" style:family="text"/>
    <style:style style:name="T89_9" style:family="text"/>
    <style:style style:name="T89_10" style:family="text"/>
    <style:style style:name="T89_11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>
      <style:text-properties style:text-underline-style="solid" style:text-underline-color="font-color"/>
    </style:style>
    <style:style style:name="T90_3" style:family="text">
      <style:text-properties style:text-underline-style="solid" style:text-underline-color="font-color"/>
    </style:style>
    <style:style style:name="T90_4" style:family="text">
      <style:text-properties style:text-underline-style="solid" style:text-underline-color="font-color"/>
    </style:style>
    <style:style style:name="T90_5" style:family="text">
      <style:text-properties style:text-underline-style="solid" style:text-underline-color="font-color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>
      <style:text-properties fo:color="#ff0000"/>
    </style:style>
    <style:style style:name="T91_11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>
      <style:text-properties fo:color="#ff0000"/>
    </style:style>
    <style:style style:name="T92_11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Heading_20_1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>
      <style:text-properties fo:color="#ff0000"/>
    </style:style>
    <style:style style:name="T94_6" style:family="text">
      <style:text-properties fo:color="#ff0000"/>
    </style:style>
    <style:style style:name="T94_7" style:family="text">
      <style:text-properties fo:color="#ff0000"/>
    </style:style>
    <style:style style:name="T94_8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>
      <style:text-properties style:text-underline-style="solid" style:text-underline-color="font-color"/>
    </style:style>
    <style:style style:name="T95_3" style:family="text">
      <style:text-properties style:text-underline-style="solid" style:text-underline-color="font-color"/>
    </style:style>
    <style:style style:name="T95_4" style:family="text">
      <style:text-properties style:text-underline-style="solid" style:text-underline-color="font-color"/>
    </style:style>
    <style:style style:name="T95_5" style:family="text">
      <style:text-properties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>
      <style:text-properties fo:color="#ff0000"/>
    </style:style>
    <style:style style:name="T96_11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>
      <style:text-properties fo:color="#ff0000"/>
    </style:style>
    <style:style style:name="T97_11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>
      <style:text-properties fo:color="#ff0000"/>
    </style:style>
    <style:style style:name="T98_11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Heading_20_1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>
      <style:text-properties fo:color="#ff0000"/>
    </style:style>
    <style:style style:name="T100_8" style:family="text">
      <style:text-properties fo:color="#ff0000"/>
    </style:style>
    <style:style style:name="T100_9" style:family="text">
      <style:text-properties fo:color="#ff0000"/>
    </style:style>
    <style:style style:name="T100_10" style:family="text">
      <style:text-properties fo:color="#ff0000"/>
    </style:style>
    <style:style style:name="T100_11" style:family="text">
      <style:text-properties fo:color="#ff0000"/>
    </style:style>
    <style:style style:name="T100_12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>
      <style:text-properties style:text-underline-style="solid" style:text-underline-color="font-color"/>
    </style:style>
    <style:style style:name="T101_3" style:family="text">
      <style:text-properties style:text-underline-style="solid" style:text-underline-color="font-color"/>
    </style:style>
    <style:style style:name="T101_4" style:family="text">
      <style:text-properties style:text-underline-style="solid" style:text-underline-color="font-color"/>
    </style:style>
    <style:style style:name="T101_5" style:family="text">
      <style:text-properties style:text-underline-style="solid" style:text-underline-color="font-color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>
      <style:text-properties fo:color="#ff0000"/>
    </style:style>
    <style:style style:name="T104_15" style:family="text">
      <style:text-properties fo:color="#ff0000"/>
    </style:style>
    <style:style style:name="T104_16" style:family="text">
      <style:text-properties fo:color="#ff0000"/>
    </style:style>
    <style:style style:name="T104_17" style:family="text"/>
  </office:automatic-styles>
  <office:body>
    <office:text>
      <text:p text:style-name="P1"><text:span text:style-name="T1_1">Les</text:span><text:span text:style-name="T1_2"><text:s/></text:span><text:span text:style-name="T1_3">noms</text:span><text:span text:style-name="T1_4"><text:s/></text:span><text:span text:style-name="T1_5">en</text:span><text:span text:style-name="T1_6"><text:s/></text:span><text:span text:style-name="T1_7">rouge</text:span><text:span text:style-name="T1_8"><text:s/></text:span><text:span text:style-name="T1_9">sont</text:span><text:span text:style-name="T1_10"><text:s/></text:span><text:span text:style-name="T1_11">les</text:span><text:span text:style-name="T1_12"><text:s/></text:span><text:span text:style-name="T1_13">noms</text:span><text:span text:style-name="T1_14"><text:s/></text:span><text:span text:style-name="T1_15">des</text:span><text:span text:style-name="T1_16"><text:s/></text:span><text:span text:style-name="T1_17">tables</text:span><text:span text:style-name="T1_18">.</text:span></text:p>
      <text:p text:style-name="P2"><text:span text:style-name="T2_1">Les</text:span><text:span text:style-name="T2_2"><text:s/>“@</text:span><text:span text:style-name="T2_3">nom</text:span><text:span text:style-name="T2_4">_</text:span><text:span text:style-name="T2_5">table</text:span><text:span text:style-name="T2_6">”<text:s/></text:span><text:span text:style-name="T2_7">représentent</text:span><text:span text:style-name="T2_8"><text:s/></text:span><text:span text:style-name="T2_9">les</text:span><text:span text:style-name="T2_10"><text:s/></text:span><text:span text:style-name="T2_11">clés</text:span><text:span text:style-name="T2_12"><text:s/></text:span><text:span text:style-name="T2_13">étrangères</text:span><text:span text:style-name="T2_14">.</text:span></text:p>
      <text:p text:style-name="P3"><text:span text:style-name="T3_1">Les</text:span><text:span text:style-name="T3_2"><text:s/></text:span><text:span text:style-name="T3_3">noms</text:span><text:span text:style-name="T3_4"><text:s/></text:span><text:span text:style-name="T3_5">soulignés</text:span><text:span text:style-name="T3_6"><text:s/></text:span><text:span text:style-name="T3_7">représentent</text:span><text:span text:style-name="T3_8"><text:s/></text:span><text:span text:style-name="T3_9">les</text:span><text:span text:style-name="T3_10"><text:s/></text:span><text:span text:style-name="T3_11">clés</text:span><text:span text:style-name="T3_12"><text:s/></text:span><text:span text:style-name="T3_13">primaires</text:span><text:span text:style-name="T3_14">.</text:span></text:p>
      <text:p text:style-name="P4"/>
      <text:h text:style-name="P5" text:outline-level="10"><text:bookmark-start text:name="h.vsdrz59w2upr"/><text:bookmark-end text:name="h.vsdrz59w2upr"/></text:h>
      <text:h text:style-name="P6" text:outline-level="10"><text:bookmark-start text:name="h.akma5xn3mftk"/><text:bookmark-end text:name="h.akma5xn3mftk"/><text:span text:style-name="T6_1">Utilisateur</text:span><text:span text:style-name="T6_2">(</text:span><text:span text:style-name="T6_3">user</text:span><text:span text:style-name="T6_4">):</text:span></text:h>
      <text:p text:style-name="P7"><text:span text:style-name="T7_1">-<text:s/></text:span><text:span text:style-name="T7_2">ID</text:span><text:span text:style-name="T7_3">*(</text:span><text:span text:style-name="T7_4">id</text:span><text:span text:style-name="T7_5">_</text:span><text:span text:style-name="T7_6">user</text:span><text:span text:style-name="T7_7">)</text:span></text:p>
      <text:p text:style-name="P8"><text:span text:style-name="T8_1">-<text:s/></text:span><text:span text:style-name="T8_2">Nom</text:span><text:span text:style-name="T8_3">*(</text:span><text:span text:style-name="T8_4">lastname</text:span><text:span text:style-name="T8_5">)</text:span></text:p>
      <text:p text:style-name="P9"><text:span text:style-name="T9_1">-<text:s/></text:span><text:span text:style-name="T9_2">Prénom</text:span><text:span text:style-name="T9_3">*(</text:span><text:span text:style-name="T9_4">firstname</text:span><text:span text:style-name="T9_5">)</text:span></text:p>
      <text:p text:style-name="P10"><text:span text:style-name="T10_1">-<text:s/></text:span><text:span text:style-name="T10_2">Mot</text:span><text:span text:style-name="T10_3"><text:s/></text:span><text:span text:style-name="T10_4">de</text:span><text:span text:style-name="T10_5"><text:s/></text:span><text:span text:style-name="T10_6">passe</text:span><text:span text:style-name="T10_7">(</text:span><text:span text:style-name="T10_8">password</text:span><text:span text:style-name="T10_9">)</text:span></text:p>
      <text:p text:style-name="P11"><text:span text:style-name="T11_1">-<text:s/></text:span><text:span text:style-name="T11_2">Date</text:span><text:span text:style-name="T11_3"><text:s/></text:span><text:span text:style-name="T11_4">de</text:span><text:span text:style-name="T11_5"><text:s/></text:span><text:span text:style-name="T11_6">naissance</text:span><text:span text:style-name="T11_7">*(</text:span><text:span text:style-name="T11_8">birth</text:span><text:span text:style-name="T11_9">_</text:span><text:span text:style-name="T11_10">date</text:span><text:span text:style-name="T11_11">)</text:span></text:p>
      <text:p text:style-name="P12"><text:span text:style-name="T12_1">-<text:s/></text:span><text:span text:style-name="T12_2">Adresse</text:span><text:span text:style-name="T12_3"><text:s/></text:span><text:span text:style-name="T12_4">email</text:span><text:span text:style-name="T12_5">*(</text:span><text:span text:style-name="T12_6">address</text:span><text:span text:style-name="T12_7">_</text:span><text:span text:style-name="T12_8">email</text:span><text:span text:style-name="T12_9">)</text:span></text:p>
      <text:p text:style-name="P13"><text:span text:style-name="T13_1">-<text:s/></text:span><text:span text:style-name="T13_2">Numéro</text:span><text:span text:style-name="T13_3"><text:s/></text:span><text:span text:style-name="T13_4">de</text:span><text:span text:style-name="T13_5"><text:s/></text:span><text:span text:style-name="T13_6">portable</text:span><text:span text:style-name="T13_7"><text:s/></text:span><text:span text:style-name="T13_8">ou</text:span><text:span text:style-name="T13_9"><text:s/></text:span><text:span text:style-name="T13_10">fix</text:span><text:span text:style-name="T13_11">(</text:span><text:span text:style-name="T13_12">phone</text:span><text:span text:style-name="T13_13">)</text:span></text:p>
      <text:p text:style-name="P14"><text:span text:style-name="T14_1">-<text:s/></text:span><text:span text:style-name="T14_2">Date</text:span><text:span text:style-name="T14_3"><text:s/></text:span><text:span text:style-name="T14_4">de</text:span><text:span text:style-name="T14_5"><text:s/></text:span><text:span text:style-name="T14_6">création</text:span><text:span text:style-name="T14_7">(</text:span><text:span text:style-name="T14_8">created</text:span><text:span text:style-name="T14_9">_</text:span><text:span text:style-name="T14_10">at</text:span><text:span text:style-name="T14_11">)</text:span></text:p>
      <text:p text:style-name="P15"/>
      <text:h text:style-name="P16" text:outline-level="10"><text:bookmark-start text:name="h.mxkldt8f1wu9"/><text:bookmark-end text:name="h.mxkldt8f1wu9"/><text:span text:style-name="T16_1">Groupe</text:span><text:span text:style-name="T16_2">(</text:span><text:span text:style-name="T16_3">group</text:span><text:span text:style-name="T16_4">)</text:span></text:h>
      <text:p text:style-name="P17"><text:span text:style-name="T17_1">-<text:s/></text:span><text:span text:style-name="T17_2">ID</text:span><text:span text:style-name="T17_3">*(</text:span><text:span text:style-name="T17_4">id</text:span><text:span text:style-name="T17_5">_</text:span><text:span text:style-name="T17_6">group</text:span><text:span text:style-name="T17_7">)</text:span></text:p>
      <text:p text:style-name="P18"><text:span text:style-name="T18_1">-<text:s/></text:span><text:span text:style-name="T18_2">Role</text:span><text:span text:style-name="T18_3">*(</text:span><text:span text:style-name="T18_4">role</text:span><text:span text:style-name="T18_5">)</text:span></text:p>
      <text:p text:style-name="P19"/>
      <text:h text:style-name="P20" text:outline-level="10"><text:bookmark-start text:name="h.vf509u6iilx0"/><text:bookmark-end text:name="h.vf509u6iilx0"/><text:span text:style-name="T20_1">Utilisateur</text:span><text:span text:style-name="T20_2">-</text:span><text:span text:style-name="T20_3">Groupe</text:span><text:span text:style-name="T20_4">(</text:span><text:span text:style-name="T20_5">user</text:span><text:span text:style-name="T20_6">_</text:span><text:span text:style-name="T20_7">group</text:span><text:span text:style-name="T20_8">)<text:s/>-&gt;</text:span><text:span text:style-name="T20_9">Table</text:span><text:span text:style-name="T20_10"><text:s/></text:span><text:span text:style-name="T20_11">associatif</text:span></text:h>
      <text:p text:style-name="P21"><text:span text:style-name="T21_1">-<text:s/></text:span><text:span text:style-name="T21_2">ID</text:span><text:span text:style-name="T21_3">*(</text:span><text:span text:style-name="T21_4">id</text:span><text:span text:style-name="T21_5">)</text:span></text:p>
      <text:p text:style-name="P22"><text:span text:style-name="T22_1">-<text:s/></text:span><text:span text:style-name="T22_2">ID</text:span><text:span text:style-name="T22_3"><text:s/></text:span><text:span text:style-name="T22_4">utilisateur</text:span><text:span text:style-name="T22_5">*(</text:span><text:span text:style-name="T22_6">id</text:span><text:span text:style-name="T22_7">_</text:span><text:span text:style-name="T22_8">user</text:span><text:span text:style-name="T22_9"><text:s/>=&gt;<text:s/>@</text:span><text:span text:style-name="T22_10">user</text:span><text:span text:style-name="T22_11">)</text:span></text:p>
      <text:p text:style-name="P23"><text:span text:style-name="T23_1">-<text:s/></text:span><text:span text:style-name="T23_2">ID</text:span><text:span text:style-name="T23_3"><text:s/></text:span><text:span text:style-name="T23_4">groupe</text:span><text:span text:style-name="T23_5">*(</text:span><text:span text:style-name="T23_6">id</text:span><text:span text:style-name="T23_7">_</text:span><text:span text:style-name="T23_8">group</text:span><text:span text:style-name="T23_9"><text:s/>=&gt;<text:s/>@</text:span><text:span text:style-name="T23_10">group</text:span><text:span text:style-name="T23_11">)</text:span></text:p>
      <text:p text:style-name="P24"/>
      <text:h text:style-name="P25" text:outline-level="10"><text:bookmark-start text:name="h.sgn8ni4e4ce3"/><text:bookmark-end text:name="h.sgn8ni4e4ce3"/><text:span text:style-name="T25_1">Adresse</text:span><text:span text:style-name="T25_2">(</text:span><text:span text:style-name="T25_3">address</text:span><text:span text:style-name="T25_4">)</text:span></text:h>
      <text:p text:style-name="P26"><text:span text:style-name="T26_1">-<text:s/></text:span><text:span text:style-name="T26_2">ID</text:span><text:span text:style-name="T26_3">*(</text:span><text:span text:style-name="T26_4">id</text:span><text:span text:style-name="T26_5">_</text:span><text:span text:style-name="T26_6">address</text:span><text:span text:style-name="T26_7">)</text:span></text:p>
      <text:p text:style-name="P27"><text:span text:style-name="T27_1">-<text:s/></text:span><text:span text:style-name="T27_2">Ville</text:span><text:span text:style-name="T27_3">(</text:span><text:span text:style-name="T27_4">city</text:span><text:span text:style-name="T27_5">)</text:span></text:p>
      <text:p text:style-name="P28"><text:span text:style-name="T28_1">-<text:s/></text:span><text:span text:style-name="T28_2">Pays</text:span><text:span text:style-name="T28_3">(</text:span><text:span text:style-name="T28_4">country</text:span><text:span text:style-name="T28_5">)</text:span></text:p>
      <text:p text:style-name="P29"><text:span text:style-name="T29_1">-<text:s/></text:span><text:span text:style-name="T29_2">Adresse</text:span><text:span text:style-name="T29_3">(</text:span><text:span text:style-name="T29_4">address</text:span><text:span text:style-name="T29_5">)</text:span></text:p>
      <text:p text:style-name="P30"><text:span text:style-name="T30_1">-<text:s/></text:span><text:span text:style-name="T30_2">Code</text:span><text:span text:style-name="T30_3"><text:s/></text:span><text:span text:style-name="T30_4">postal</text:span><text:span text:style-name="T30_5">(</text:span><text:span text:style-name="T30_6">postal</text:span><text:span text:style-name="T30_7">_</text:span><text:span text:style-name="T30_8">code</text:span><text:span text:style-name="T30_9">)</text:span></text:p>
      <text:p text:style-name="P31"><text:span text:style-name="T31_1">-<text:s/></text:span><text:span text:style-name="T31_2">Complément</text:span><text:span text:style-name="T31_3"><text:s/></text:span><text:span text:style-name="T31_4">d</text:span><text:span text:style-name="T31_5">’</text:span><text:span text:style-name="T31_6">adresse</text:span><text:span text:style-name="T31_7">(</text:span><text:span text:style-name="T31_8">address</text:span><text:span text:style-name="T31_9">_</text:span><text:span text:style-name="T31_10">complement</text:span><text:span text:style-name="T31_11">)</text:span></text:p>
      <text:p text:style-name="P32"><text:span text:style-name="T32_1">-<text:s/></text:span><text:span text:style-name="T32_2">ID</text:span><text:span text:style-name="T32_3"><text:s/></text:span><text:span text:style-name="T32_4">utilisateur</text:span><text:span text:style-name="T32_5">(</text:span><text:span text:style-name="T32_6">id</text:span><text:span text:style-name="T32_7">_</text:span><text:span text:style-name="T32_8">user</text:span><text:span text:style-name="T32_9"><text:s/>=&gt;<text:s/>@</text:span><text:span text:style-name="T32_10">user</text:span><text:span text:style-name="T32_11">)</text:span></text:p>
      <text:p text:style-name="P33"><text:span text:style-name="T33_1">-<text:s/></text:span><text:span text:style-name="T33_2">ID</text:span><text:span text:style-name="T33_3"><text:s/></text:span><text:span text:style-name="T33_4">évènement</text:span><text:span text:style-name="T33_5">(</text:span><text:span text:style-name="T33_6">id</text:span><text:span text:style-name="T33_7">_</text:span><text:span text:style-name="T33_8">event</text:span><text:span text:style-name="T33_9"><text:s/>=&gt;<text:s/>@</text:span><text:span text:style-name="T33_10">event</text:span><text:span text:style-name="T33_11">)</text:span></text:p>
      <text:p text:style-name="P34"/>
      <text:h text:style-name="P35" text:outline-level="10"><text:bookmark-start text:name="h.8uz0boo316d7"/><text:bookmark-end text:name="h.8uz0boo316d7"/></text:h>
      <text:h text:style-name="P36" text:outline-level="10"><text:bookmark-start text:name="h.f2b4mfjk2bgx"/><text:bookmark-end text:name="h.f2b4mfjk2bgx"/><text:span text:style-name="T36_1">Catégorie</text:span><text:span text:style-name="T36_2">(</text:span><text:span text:style-name="T36_3">category</text:span><text:span text:style-name="T36_4">)</text:span></text:h>
      <text:p text:style-name="P37"><text:span text:style-name="T37_1">-<text:s/></text:span><text:span text:style-name="T37_2">ID</text:span><text:span text:style-name="T37_3">*(</text:span><text:span text:style-name="T37_4">id</text:span><text:span text:style-name="T37_5">_</text:span><text:span text:style-name="T37_6">category</text:span><text:span text:style-name="T37_7">)</text:span></text:p>
      <text:p text:style-name="P38"><text:span text:style-name="T38_1">-<text:s/></text:span><text:span text:style-name="T38_2">Catégorie</text:span><text:span text:style-name="T38_3">*(</text:span><text:span text:style-name="T38_4">category</text:span><text:span text:style-name="T38_5">)</text:span></text:p>
      <text:p text:style-name="P39"><text:span text:style-name="T39_1">-<text:s/></text:span><text:span text:style-name="T39_2">Catégorie</text:span><text:span text:style-name="T39_3"><text:s/></text:span><text:span text:style-name="T39_4">parente</text:span><text:span text:style-name="T39_5">(</text:span><text:span text:style-name="T39_6">parent</text:span><text:span text:style-name="T39_7">)</text:span></text:p>
      <text:p text:style-name="P40"/>
      <text:h text:style-name="P41" text:outline-level="10"><text:bookmark-start text:name="h.fx4763us1s42"/><text:bookmark-end text:name="h.fx4763us1s42"/></text:h>
      <text:h text:style-name="P42" text:outline-level="10"><text:bookmark-start text:name="h.4wwj6457ne73"/><text:bookmark-end text:name="h.4wwj6457ne73"/><text:span text:style-name="T42_1">Produit</text:span><text:span text:style-name="T42_2">(</text:span><text:span text:style-name="T42_3">product</text:span><text:span text:style-name="T42_4">)</text:span></text:h>
      <text:p text:style-name="P43"><text:span text:style-name="T43_1">-<text:s/></text:span><text:span text:style-name="T43_2">ID</text:span><text:span text:style-name="T43_3">*(</text:span><text:span text:style-name="T43_4">id</text:span><text:span text:style-name="T43_5">_</text:span><text:span text:style-name="T43_6">product</text:span><text:span text:style-name="T43_7">)</text:span></text:p>
      <text:p text:style-name="P44"><text:span text:style-name="T44_1">-<text:s/></text:span><text:span text:style-name="T44_2">Nom</text:span><text:span text:style-name="T44_3">*(</text:span><text:span text:style-name="T44_4">name</text:span><text:span text:style-name="T44_5">)</text:span></text:p>
      <text:p text:style-name="P45"><text:span text:style-name="T45_1">-<text:s/></text:span><text:span text:style-name="T45_2">Prix</text:span><text:span text:style-name="T45_3">*(</text:span><text:span text:style-name="T45_4">price</text:span><text:span text:style-name="T45_5">)</text:span></text:p>
      <text:p text:style-name="P46"><text:span text:style-name="T46_1">-<text:s/></text:span><text:span text:style-name="T46_2">Caractéristique</text:span><text:span text:style-name="T46_3">(</text:span><text:span text:style-name="T46_4">description</text:span><text:span text:style-name="T46_5">)</text:span></text:p>
      <text:p text:style-name="P47"><text:span text:style-name="T47_1">-<text:s/></text:span><text:span text:style-name="T47_2">Référence</text:span><text:span text:style-name="T47_3"><text:s/></text:span><text:span text:style-name="T47_4">du</text:span><text:span text:style-name="T47_5"><text:s/></text:span><text:span text:style-name="T47_6">produit</text:span><text:span text:style-name="T47_7">(</text:span><text:span text:style-name="T47_8">reference</text:span><text:span text:style-name="T47_9">)</text:span></text:p>
      <text:p text:style-name="P48"><text:span text:style-name="T48_1">-<text:s/></text:span><text:span text:style-name="T48_2">Fournisseur</text:span><text:span text:style-name="T48_3">(</text:span><text:span text:style-name="T48_4">id</text:span><text:span text:style-name="T48_5">_</text:span><text:span text:style-name="T48_6">supplier</text:span><text:span text:style-name="T48_7"><text:s/>=&gt;<text:s/>@</text:span><text:span text:style-name="T48_8">supplier</text:span><text:span text:style-name="T48_9">)</text:span></text:p>
      <text:p text:style-name="P49"><text:span text:style-name="T49_1">-<text:s/></text:span><text:span text:style-name="T49_2">Constructeur</text:span><text:span text:style-name="T49_3">(</text:span><text:span text:style-name="T49_4">id</text:span><text:span text:style-name="T49_5">_</text:span><text:span text:style-name="T49_6">constructor</text:span><text:span text:style-name="T49_7"><text:s/>=&gt;<text:s/>@</text:span><text:span text:style-name="T49_8">constructor</text:span><text:span text:style-name="T49_9">)</text:span></text:p>
      <text:p text:style-name="P50"><text:span text:style-name="T50_1">-<text:s/></text:span><text:span text:style-name="T50_2">Stock</text:span><text:span text:style-name="T50_3">(@</text:span><text:span text:style-name="T50_4">stock</text:span><text:span text:style-name="T50_5">)</text:span></text:p>
      <text:h text:style-name="P51" text:outline-level="10"><text:bookmark-start text:name="h.egtk3pkyjbvj"/><text:bookmark-end text:name="h.egtk3pkyjbvj"/><text:span text:style-name="T51_1">Produit</text:span><text:span text:style-name="T51_2">-</text:span><text:span text:style-name="T51_3">Catégorie</text:span><text:span text:style-name="T51_4">(</text:span><text:span text:style-name="T51_5">product</text:span><text:span text:style-name="T51_6">_</text:span><text:span text:style-name="T51_7">category</text:span><text:span text:style-name="T51_8">)<text:s/>-&gt;<text:s/></text:span><text:span text:style-name="T51_9">Table</text:span><text:span text:style-name="T51_10"><text:s/></text:span><text:span text:style-name="T51_11">associatif</text:span></text:h>
      <text:p text:style-name="P52"><text:span text:style-name="T52_1">-<text:s/></text:span><text:span text:style-name="T52_2">ID</text:span><text:span text:style-name="T52_3">*(</text:span><text:span text:style-name="T52_4">id</text:span><text:span text:style-name="T52_5">)</text:span></text:p>
      <text:p text:style-name="P53"><text:span text:style-name="T53_1">-<text:s/></text:span><text:span text:style-name="T53_2">ID</text:span><text:span text:style-name="T53_3"><text:s/></text:span><text:span text:style-name="T53_4">produit</text:span><text:span text:style-name="T53_5">*(</text:span><text:span text:style-name="T53_6">id</text:span><text:span text:style-name="T53_7">_</text:span><text:span text:style-name="T53_8">product</text:span><text:span text:style-name="T53_9"><text:s/>=&gt;<text:s/>@</text:span><text:span text:style-name="T53_10">product</text:span><text:span text:style-name="T53_11">)</text:span></text:p>
      <text:p text:style-name="P54"><text:span text:style-name="T54_1">-<text:s/></text:span><text:span text:style-name="T54_2">ID</text:span><text:span text:style-name="T54_3"><text:s/></text:span><text:span text:style-name="T54_4">catégorie</text:span><text:span text:style-name="T54_5">*(</text:span><text:span text:style-name="T54_6">id</text:span><text:span text:style-name="T54_7">_</text:span><text:span text:style-name="T54_8">category</text:span><text:span text:style-name="T54_9"><text:s/>=&gt;<text:s/>@</text:span><text:span text:style-name="T54_10">category</text:span><text:span text:style-name="T54_11">)</text:span></text:p>
      <text:p text:style-name="P55"/>
      <text:h text:style-name="P56" text:outline-level="10"><text:bookmark-start text:name="h.1dkpqlzc25x"/><text:bookmark-end text:name="h.1dkpqlzc25x"/><text:span text:style-name="T56_1">Produit</text:span><text:span text:style-name="T56_2">-</text:span><text:span text:style-name="T56_3">Stock</text:span><text:span text:style-name="T56_4">(</text:span><text:span text:style-name="T56_5">product</text:span><text:span text:style-name="T56_6">_</text:span><text:span text:style-name="T56_7">stock</text:span><text:span text:style-name="T56_8">)</text:span></text:h>
      <text:p text:style-name="P57"><text:span text:style-name="T57_1">-<text:s/></text:span><text:span text:style-name="T57_2">ID</text:span><text:span text:style-name="T57_3">*(</text:span><text:span text:style-name="T57_4">id</text:span><text:span text:style-name="T57_5">)</text:span></text:p>
      <text:p text:style-name="P58"><text:span text:style-name="T58_1">-<text:s/></text:span><text:span text:style-name="T58_2">Total</text:span><text:span text:style-name="T58_3">(</text:span><text:span text:style-name="T58_4">total</text:span><text:span text:style-name="T58_5">)</text:span></text:p>
      <text:p text:style-name="P59"><text:span text:style-name="T59_1">-<text:s/></text:span><text:span text:style-name="T59_2">ID</text:span><text:span text:style-name="T59_3"><text:s/></text:span><text:span text:style-name="T59_4">produit</text:span><text:span text:style-name="T59_5">*(</text:span><text:span text:style-name="T59_6">id</text:span><text:span text:style-name="T59_7">_</text:span><text:span text:style-name="T59_8">product</text:span><text:span text:style-name="T59_9"><text:s/>=&gt;<text:s/>@</text:span><text:span text:style-name="T59_10">product</text:span><text:span text:style-name="T59_11">)</text:span></text:p>
      <text:p text:style-name="P60"/>
      <text:h text:style-name="P61" text:outline-level="10"><text:bookmark-start text:name="h.yx7b8dve6chr"/><text:bookmark-end text:name="h.yx7b8dve6chr"/><text:span text:style-name="T61_1">Fournisseur</text:span><text:span text:style-name="T61_2">(</text:span><text:span text:style-name="T61_3">supplier</text:span><text:span text:style-name="T61_4">)</text:span></text:h>
      <text:p text:style-name="P62"><text:span text:style-name="T62_1">-<text:s/></text:span><text:span text:style-name="T62_2">ID</text:span><text:span text:style-name="T62_3"><text:s/></text:span><text:span text:style-name="T62_4">fournisseur</text:span><text:span text:style-name="T62_5">*(</text:span><text:span text:style-name="T62_6">id</text:span><text:span text:style-name="T62_7">_</text:span><text:span text:style-name="T62_8">supplier</text:span><text:span text:style-name="T62_9">)</text:span></text:p>
      <text:p text:style-name="P63"><text:span text:style-name="T63_1">-<text:s/></text:span><text:span text:style-name="T63_2">Nom</text:span><text:span text:style-name="T63_3">*(</text:span><text:span text:style-name="T63_4">name</text:span><text:span text:style-name="T63_5">)</text:span></text:p>
      <text:p text:style-name="P64"/>
      <text:h text:style-name="P65" text:outline-level="10"><text:bookmark-start text:name="h.6cllz989kawr"/><text:bookmark-end text:name="h.6cllz989kawr"/><text:span text:style-name="T65_1">Constructeur</text:span><text:span text:style-name="T65_2">(</text:span><text:span text:style-name="T65_3">constructor</text:span><text:span text:style-name="T65_4">)</text:span></text:h>
      <text:p text:style-name="P66"><text:span text:style-name="T66_1">-<text:s/></text:span><text:span text:style-name="T66_2">ID</text:span><text:span text:style-name="T66_3"><text:s/></text:span><text:span text:style-name="T66_4">constructeur</text:span><text:span text:style-name="T66_5">*(</text:span><text:span text:style-name="T66_6">id</text:span><text:span text:style-name="T66_7">_</text:span><text:span text:style-name="T66_8">constructor</text:span><text:span text:style-name="T66_9">)</text:span></text:p>
      <text:p text:style-name="P67"><text:span text:style-name="T67_1">-<text:s/></text:span><text:span text:style-name="T67_2">Nom</text:span><text:span text:style-name="T67_3">*(</text:span><text:span text:style-name="T67_4">name</text:span><text:span text:style-name="T67_5">)</text:span></text:p>
      <text:p text:style-name="P68"/>
      <text:h text:style-name="P69" text:outline-level="10"><text:bookmark-start text:name="h.gm3dzcs89wz8"/><text:bookmark-end text:name="h.gm3dzcs89wz8"/><text:span text:style-name="T69_1">Commande</text:span><text:span text:style-name="T69_2">(</text:span><text:span text:style-name="T69_3">order</text:span><text:span text:style-name="T69_4">)</text:span></text:h>
      <text:p text:style-name="P70"><text:span text:style-name="T70_1">-<text:s/></text:span><text:span text:style-name="T70_2">ID</text:span><text:span text:style-name="T70_3">*(</text:span><text:span text:style-name="T70_4">id</text:span><text:span text:style-name="T70_5">_</text:span><text:span text:style-name="T70_6">order</text:span><text:span text:style-name="T70_7">)</text:span></text:p>
      <text:p text:style-name="P71"><text:span text:style-name="T71_1">-<text:s/></text:span><text:span text:style-name="T71_2">Quantité</text:span><text:span text:style-name="T71_3">*(</text:span><text:span text:style-name="T71_4">quantity</text:span><text:span text:style-name="T71_5">)</text:span></text:p>
      <text:p text:style-name="P72"><text:span text:style-name="T72_1">-<text:s/></text:span><text:span text:style-name="T72_2">Total</text:span><text:span text:style-name="T72_3">*(</text:span><text:span text:style-name="T72_4">total</text:span><text:span text:style-name="T72_5">)</text:span></text:p>
      <text:p text:style-name="P73"><text:span text:style-name="T73_1">-<text:s/></text:span><text:span text:style-name="T73_2">Date</text:span><text:span text:style-name="T73_3"><text:s/></text:span><text:span text:style-name="T73_4">de</text:span><text:span text:style-name="T73_5"><text:s/></text:span><text:span text:style-name="T73_6">création</text:span><text:span text:style-name="T73_7">*(</text:span><text:span text:style-name="T73_8">created</text:span><text:span text:style-name="T73_9">_</text:span><text:span text:style-name="T73_10">at</text:span><text:span text:style-name="T73_11">)</text:span></text:p>
      <text:p text:style-name="P74"><text:span text:style-name="T74_1">-<text:s/></text:span><text:span text:style-name="T74_2">ID</text:span><text:span text:style-name="T74_3"><text:s/></text:span><text:span text:style-name="T74_4">utilisateur</text:span><text:span text:style-name="T74_5">(</text:span><text:span text:style-name="T74_6">id</text:span><text:span text:style-name="T74_7">_</text:span><text:span text:style-name="T74_8">user</text:span><text:span text:style-name="T74_9"><text:s/>=&gt;<text:s/>@</text:span><text:span text:style-name="T74_10">user</text:span><text:span text:style-name="T74_11">)</text:span></text:p>
      <text:p text:style-name="P75"><text:span text:style-name="T75_1">-<text:s/></text:span><text:span text:style-name="T75_2">ID</text:span><text:span text:style-name="T75_3"><text:s/></text:span><text:span text:style-name="T75_4">produit</text:span><text:span text:style-name="T75_5">(</text:span><text:span text:style-name="T75_6">id</text:span><text:span text:style-name="T75_7">_</text:span><text:span text:style-name="T75_8">product</text:span><text:span text:style-name="T75_9"><text:s/>=&gt;<text:s/>@</text:span><text:span text:style-name="T75_10">product</text:span><text:span text:style-name="T75_11">)</text:span></text:p>
      <text:p text:style-name="P76"/>
      <text:h text:style-name="P77" text:outline-level="10"><text:bookmark-start text:name="h.2gu3zwno8sj7"/><text:bookmark-end text:name="h.2gu3zwno8sj7"/><text:span text:style-name="T77_1">Évènement</text:span><text:span text:style-name="T77_2">(</text:span><text:span text:style-name="T77_3">event</text:span><text:span text:style-name="T77_4">)</text:span></text:h>
      <text:p text:style-name="P78"><text:span text:style-name="T78_1">-<text:s/></text:span><text:span text:style-name="T78_2">ID</text:span><text:span text:style-name="T78_3">*(</text:span><text:span text:style-name="T78_4">id</text:span><text:span text:style-name="T78_5">_</text:span><text:span text:style-name="T78_6">event</text:span><text:span text:style-name="T78_7">)</text:span></text:p>
      <text:p text:style-name="P79"><text:span text:style-name="T79_1">-<text:s/></text:span><text:span text:style-name="T79_2">Titre</text:span><text:span text:style-name="T79_3">(</text:span><text:span text:style-name="T79_4">title</text:span><text:span text:style-name="T79_5">)</text:span></text:p>
      <text:p text:style-name="P80"><text:span text:style-name="T80_1">-<text:s/></text:span><text:span text:style-name="T80_2">Description</text:span><text:span text:style-name="T80_3">(</text:span><text:span text:style-name="T80_4">description</text:span><text:span text:style-name="T80_5">)</text:span></text:p>
      <text:p text:style-name="P81"><text:span text:style-name="T81_1">-<text:s/></text:span><text:span text:style-name="T81_2">Date</text:span><text:span text:style-name="T81_3"><text:s/></text:span><text:span text:style-name="T81_4">de</text:span><text:span text:style-name="T81_5"><text:s/></text:span><text:span text:style-name="T81_6">l</text:span><text:span text:style-name="T81_7">’</text:span><text:span text:style-name="T81_8">évènement</text:span><text:span text:style-name="T81_9">(</text:span><text:span text:style-name="T81_10">event</text:span><text:span text:style-name="T81_11">_</text:span><text:span text:style-name="T81_12">date</text:span><text:span text:style-name="T81_13">)</text:span></text:p>
      <text:p text:style-name="P82"/>
      <text:h text:style-name="P83" text:outline-level="10"><text:bookmark-start text:name="h.r0rox8sppbj4"/><text:bookmark-end text:name="h.r0rox8sppbj4"/><text:span text:style-name="T83_1">Évènement</text:span><text:span text:style-name="T83_2">-</text:span><text:span text:style-name="T83_3">Utilisateur</text:span><text:span text:style-name="T83_4">(</text:span><text:span text:style-name="T83_5">event</text:span><text:span text:style-name="T83_6">_</text:span><text:span text:style-name="T83_7">user</text:span><text:span text:style-name="T83_8">)<text:s/>-&gt;<text:s/></text:span><text:span text:style-name="T83_9">Table</text:span><text:span text:style-name="T83_10"><text:s/></text:span><text:span text:style-name="T83_11">associatif</text:span></text:h>
      <text:p text:style-name="P84"><text:span text:style-name="T84_1">-<text:s/></text:span><text:span text:style-name="T84_2">ID</text:span><text:span text:style-name="T84_3">*(</text:span><text:span text:style-name="T84_4">id</text:span><text:span text:style-name="T84_5">)</text:span></text:p>
      <text:p text:style-name="P85"><text:span text:style-name="T85_1">-<text:s/></text:span><text:span text:style-name="T85_2">État</text:span><text:span text:style-name="T85_3">*(</text:span><text:span text:style-name="T85_4">status</text:span><text:span text:style-name="T85_5">)</text:span></text:p>
      <text:p text:style-name="P86"><text:span text:style-name="T86_1">-<text:s/></text:span><text:span text:style-name="T86_2">ID</text:span><text:span text:style-name="T86_3"><text:s/></text:span><text:span text:style-name="T86_4">évènement</text:span><text:span text:style-name="T86_5">*(</text:span><text:span text:style-name="T86_6">id</text:span><text:span text:style-name="T86_7">_</text:span><text:span text:style-name="T86_8">event</text:span><text:span text:style-name="T86_9"><text:s/>=&gt;<text:s/>@</text:span><text:span text:style-name="T86_10">event</text:span><text:span text:style-name="T86_11">)</text:span></text:p>
      <text:p text:style-name="P87"><text:span text:style-name="T87_1">-<text:s/></text:span><text:span text:style-name="T87_2">ID</text:span><text:span text:style-name="T87_3"><text:s/></text:span><text:span text:style-name="T87_4">utilisateur</text:span><text:span text:style-name="T87_5">*(</text:span><text:span text:style-name="T87_6">id</text:span><text:span text:style-name="T87_7">_</text:span><text:span text:style-name="T87_8">user</text:span><text:span text:style-name="T87_9"><text:s/>=&gt;<text:s/>@</text:span><text:span text:style-name="T87_10">user</text:span><text:span text:style-name="T87_11">)</text:span></text:p>
      <text:p text:style-name="P88"/>
      <text:h text:style-name="P89" text:outline-level="10"><text:bookmark-start text:name="h.e6g8mne8644g"/><text:bookmark-end text:name="h.e6g8mne8644g"/><text:span text:style-name="T89_1">Evènement</text:span><text:span text:style-name="T89_2">-</text:span><text:span text:style-name="T89_3">Produit</text:span><text:span text:style-name="T89_4">(</text:span><text:span text:style-name="T89_5">event</text:span><text:span text:style-name="T89_6">_</text:span><text:span text:style-name="T89_7">product</text:span><text:span text:style-name="T89_8">)<text:s/>-&gt;<text:s/></text:span><text:span text:style-name="T89_9">Table</text:span><text:span text:style-name="T89_10"><text:s/></text:span><text:span text:style-name="T89_11">associatif</text:span></text:h>
      <text:p text:style-name="P90"><text:span text:style-name="T90_1">-<text:s/></text:span><text:span text:style-name="T90_2">ID</text:span><text:span text:style-name="T90_3">*(</text:span><text:span text:style-name="T90_4">id</text:span><text:span text:style-name="T90_5">)</text:span></text:p>
      <text:p text:style-name="P91"><text:span text:style-name="T91_1">-<text:s/></text:span><text:span text:style-name="T91_2">ID</text:span><text:span text:style-name="T91_3"><text:s/></text:span><text:span text:style-name="T91_4">évènement</text:span><text:span text:style-name="T91_5">*(</text:span><text:span text:style-name="T91_6">id</text:span><text:span text:style-name="T91_7">_</text:span><text:span text:style-name="T91_8">event</text:span><text:span text:style-name="T91_9"><text:s/>=&gt;<text:s/>@</text:span><text:span text:style-name="T91_10">event</text:span><text:span text:style-name="T91_11">)</text:span></text:p>
      <text:p text:style-name="P92"><text:span text:style-name="T92_1">-<text:s/></text:span><text:span text:style-name="T92_2">ID</text:span><text:span text:style-name="T92_3"><text:s/></text:span><text:span text:style-name="T92_4">produit</text:span><text:span text:style-name="T92_5">*(</text:span><text:span text:style-name="T92_6">id</text:span><text:span text:style-name="T92_7">_</text:span><text:span text:style-name="T92_8">product</text:span><text:span text:style-name="T92_9"><text:s/>=&gt;<text:s/>@</text:span><text:span text:style-name="T92_10">product</text:span><text:span text:style-name="T92_11">)</text:span></text:p>
      <text:p text:style-name="P93"/>
      <text:h text:style-name="P94" text:outline-level="10"><text:bookmark-start text:name="h.1s9impiczq16"/><text:bookmark-end text:name="h.1s9impiczq16"/><text:span text:style-name="T94_1">Evènement</text:span><text:span text:style-name="T94_2">-</text:span><text:span text:style-name="T94_3">Vente</text:span><text:span text:style-name="T94_4">(</text:span><text:span text:style-name="T94_5">event</text:span><text:span text:style-name="T94_6">_</text:span><text:span text:style-name="T94_7">sale</text:span><text:span text:style-name="T94_8">)</text:span></text:h>
      <text:p text:style-name="P95"><text:span text:style-name="T95_1">-<text:s/></text:span><text:span text:style-name="T95_2">ID</text:span><text:span text:style-name="T95_3">*(</text:span><text:span text:style-name="T95_4">id</text:span><text:span text:style-name="T95_5">)</text:span></text:p>
      <text:p text:style-name="P96"><text:span text:style-name="T96_1">-<text:s/></text:span><text:span text:style-name="T96_2">ID</text:span><text:span text:style-name="T96_3"><text:s/></text:span><text:span text:style-name="T96_4">évènement</text:span><text:span text:style-name="T96_5">*(</text:span><text:span text:style-name="T96_6">id</text:span><text:span text:style-name="T96_7">_</text:span><text:span text:style-name="T96_8">event</text:span><text:span text:style-name="T96_9"><text:s/>=&gt;<text:s/>@</text:span><text:span text:style-name="T96_10">event</text:span><text:span text:style-name="T96_11">)</text:span></text:p>
      <text:p text:style-name="P97"><text:span text:style-name="T97_1">-<text:s/></text:span><text:span text:style-name="T97_2">ID</text:span><text:span text:style-name="T97_3"><text:s/></text:span><text:span text:style-name="T97_4">produit</text:span><text:span text:style-name="T97_5">*(</text:span><text:span text:style-name="T97_6">id</text:span><text:span text:style-name="T97_7">_</text:span><text:span text:style-name="T97_8">product</text:span><text:span text:style-name="T97_9"><text:s/>=&gt;<text:s/>@</text:span><text:span text:style-name="T97_10">product</text:span><text:span text:style-name="T97_11">)</text:span></text:p>
      <text:p text:style-name="P98"><text:span text:style-name="T98_1">-<text:s/></text:span><text:span text:style-name="T98_2">ID</text:span><text:span text:style-name="T98_3"><text:s/></text:span><text:span text:style-name="T98_4">utilisateur</text:span><text:span text:style-name="T98_5">*(</text:span><text:span text:style-name="T98_6">id</text:span><text:span text:style-name="T98_7">_</text:span><text:span text:style-name="T98_8">user</text:span><text:span text:style-name="T98_9"><text:s/>=&gt;<text:s/>@</text:span><text:span text:style-name="T98_10">user</text:span><text:span text:style-name="T98_11">)</text:span></text:p>
      <text:p text:style-name="P99"/>
      <text:h text:style-name="P100" text:outline-level="10"><text:bookmark-start text:name="h.7fowp429h46"/><text:bookmark-end text:name="h.7fowp429h46"/><text:span text:style-name="T100_1">Evènement</text:span><text:span text:style-name="T100_2">-</text:span><text:span text:style-name="T100_3">Vente</text:span><text:span text:style-name="T100_4">-</text:span><text:span text:style-name="T100_5">Détails</text:span><text:span text:style-name="T100_6">(</text:span><text:span text:style-name="T100_7">event</text:span><text:span text:style-name="T100_8">_</text:span><text:span text:style-name="T100_9">sale</text:span><text:span text:style-name="T100_10">_</text:span><text:span text:style-name="T100_11">details</text:span><text:span text:style-name="T100_12">)</text:span></text:h>
      <text:p text:style-name="P101"><text:span text:style-name="T101_1">-<text:s/></text:span><text:span text:style-name="T101_2">ID</text:span><text:span text:style-name="T101_3">*(</text:span><text:span text:style-name="T101_4">id</text:span><text:span text:style-name="T101_5">)</text:span></text:p>
      <text:p text:style-name="P102"><text:span text:style-name="T102_1">-<text:s/></text:span><text:span text:style-name="T102_2">Quantité</text:span><text:span text:style-name="T102_3">(</text:span><text:span text:style-name="T102_4">quantity</text:span><text:span text:style-name="T102_5">)</text:span></text:p>
      <text:p text:style-name="P103"><text:span text:style-name="T103_1">-<text:s/></text:span><text:span text:style-name="T103_2">Total</text:span><text:span text:style-name="T103_3">(</text:span><text:span text:style-name="T103_4">total</text:span><text:span text:style-name="T103_5">)</text:span></text:p>
      <text:p text:style-name="P104"><text:span text:style-name="T104_1">-<text:s/></text:span><text:span text:style-name="T104_2">ID</text:span><text:span text:style-name="T104_3"><text:s/></text:span><text:span text:style-name="T104_4">évènement</text:span><text:span text:style-name="T104_5">-</text:span><text:span text:style-name="T104_6">vente</text:span><text:span text:style-name="T104_7">(</text:span><text:span text:style-name="T104_8">id</text:span><text:span text:style-name="T104_9">_</text:span><text:span text:style-name="T104_10">event</text:span><text:span text:style-name="T104_11">_</text:span><text:span text:style-name="T104_12">sale</text:span><text:span text:style-name="T104_13"><text:s/>=&gt;<text:s/>@</text:span><text:span text:style-name="T104_14">event</text:span><text:span text:style-name="T104_15">_</text:span><text:span text:style-name="T104_16">sale</text:span><text:span text:style-name="T104_17">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